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989in"/>
    </style:style>
    <style:style style:name="co21" style:family="table-column">
      <style:table-column-properties fo:break-before="auto" style:column-width="3.7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0.7193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0.3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11" office:value-type="string" calcext:value-type="string">
            <text:p>dễ bị thương tổn, dễ bị tấn công, dễ bị công kích</text:p>
          </table:table-cell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1" office:value-type="string" calcext:value-type="string">
            <text:p>1. cách cữu chữa, làm </text:p>
            <text:p>2. thuốc, phương thuốc</text:p>
          </table:table-cell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 office:value-type="string" calcext:value-type="string">
            <text:p>1. con mồ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 office:value-type="string" calcext:value-type="string">
            <text:p>1. suy nghĩ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 office:value-type="string" calcext:value-type="string">
            <text:p>không thể thay thế</text:p>
          </table:table-cell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 office:value-type="string" calcext:value-type="string">
            <text:p>1. người hoặc vật mà giá trị với ai đó</text:p>
            <text:p>2. tài sản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 office:value-type="string" calcext:value-type="string">
            <text:p>1. theo đuổ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 office:value-type="string" calcext:value-type="string">
            <text:p>1. định mệ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 office:value-type="string" calcext:value-type="string">
            <text:p>điểm đến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 office:value-type="string" calcext:value-type="string">
            <text:p>1. vòng xuyến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6" office:value-type="string" calcext:value-type="string">
            <text:p>1. không thể di chuyển</text:p>
            <text:p>2. rất đông đúc</text:p>
          </table:table-cell>
          <table:table-cell table:style-name="ce10" table:number-columns-repeated="2"/>
          <table:table-cell/>
        </table:table-row>
        <table:table-row table:style-name="ro19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0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 office:value-type="string" calcext:value-type="string">
            <text:p>/pleɪ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particular position, point or area</text:p>
          </table:table-cell>
          <table:table-cell table:style-name="ce16" office:value-type="string" calcext:value-type="string">
            <text:p>1. nơi, chỗ 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breathtaking</text:p>
          </table:table-cell>
          <table:table-cell table:style-name="ce13" office:value-type="string" calcext:value-type="string">
            <text:p>/ˈbreθteɪkɪŋ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very exciting or impressive (usually in a pleasant way)</text:p>
          </table:table-cell>
          <table:table-cell table:style-name="ce16" office:value-type="string" calcext:value-type="string">
            <text:p>1. vô cùng ấn tượ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3">
          <table:table-cell/>
          <table:table-cell table:style-name="ce11" office:value-type="string" calcext:value-type="string">
            <text:p>conductor</text:p>
          </table:table-cell>
          <table:table-cell table:style-name="ce13" office:value-type="string" calcext:value-type="string">
            <text:p>/kənˈdʌkt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6" office:value-type="string" calcext:value-type="string">
            <text:p>1. người chỉ huy dàn nhạc</text:p>
          </table:table-cell>
          <table:table-cell table:style-name="ce10" table:number-columns-repeated="2"/>
          <table:table-cell/>
        </table:table-row>
        <table:table-row table:style-name="ro24">
          <table:table-cell/>
          <table:table-cell table:style-name="ce11" office:value-type="string" calcext:value-type="string">
            <text:p>momentarily</text:p>
          </table:table-cell>
          <table:table-cell table:style-name="ce13" office:value-type="string" calcext:value-type="string">
            <text:p>/ˈməʊməntrə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for a very short time</text:p>
            <text:p>2. (North American English) very soon; in a moment</text:p>
          </table:table-cell>
          <table:table-cell table:style-name="ce16" office:value-type="string" calcext:value-type="string">
            <text:p>1. trong chốc lá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</text:p>
          </table:table-cell>
          <table:table-cell table:style-name="ce13" office:value-type="string" calcext:value-type="string">
            <text:p>/ˈsʌdn/ 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happening or done quickly and unexpectedly</text:p>
          </table:table-cell>
          <table:table-cell table:style-name="ce16" office:value-type="string" calcext:value-type="string">
            <text:p>đột ngột</text:p>
          </table:table-cell>
          <table:table-cell table:style-name="ce10" table:number-columns-repeated="2"/>
          <table:table-cell/>
        </table:table-row>
        <table:table-row table:style-name="ro25">
          <table:table-cell/>
          <table:table-cell table:style-name="ce11" office:value-type="string" calcext:value-type="string">
            <text:p>hail</text:p>
          </table:table-cell>
          <table:table-cell table:style-name="ce13" office:value-type="string" calcext:value-type="string">
            <text:p>/heɪl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3" office:value-type="string" calcext:value-type="string">
            <text:p>/ˈer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mistake, especially one that causes problems or affects the result of something</text:p>
          </table:table-cell>
          <table:table-cell table:style-name="ce16" office:value-type="string" calcext:value-type="string">
            <text:p>lỗ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3" office:value-type="string" calcext:value-type="string">
            <text:p>/əˈsɪst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help or support</text:p>
          </table:table-cell>
          <table:table-cell table:style-name="ce16" office:value-type="string" calcext:value-type="string">
            <text:p>giúp đỡ hoặc hỗ trợ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3" office:value-type="string" calcext:value-type="string">
            <text:p>/hjuːˈmɪd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amount of water in the air</text:p>
          </table:table-cell>
          <table:table-cell table:style-name="ce16" office:value-type="string" calcext:value-type="string">
            <text:p>1. đổ ẩm trong không khí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3" office:value-type="string" calcext:value-type="string">
            <text:p>/kaʊtʃ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long comfortable seat for two or more people to sit on</text:p>
          </table:table-cell>
          <table:table-cell table:style-name="ce16" office:value-type="string" calcext:value-type="string">
            <text:p>1. ghế dà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6">
          <table:table-cell/>
          <table:table-cell table:style-name="ce11" office:value-type="string" calcext:value-type="string">
            <text:p>domestic</text:p>
          </table:table-cell>
          <table:table-cell table:style-name="ce13" office:value-type="string" calcext:value-type="string">
            <text:p>/dəˈmest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rong nước, quốc nội</text:p>
            <text:p>2. thuộc gia đì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3" office:value-type="string" calcext:value-type="string">
            <text:p>/ˈepɪsəʊ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part of a story that is broadcast on television or radio in several parts</text:p>
          </table:table-cell>
          <table:table-cell table:style-name="ce16" office:value-type="string" calcext:value-type="string">
            <text:p>1. tập phim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</text:p>
          </table:table-cell>
          <table:table-cell table:style-name="ce13" office:value-type="string" calcext:value-type="string">
            <text:p>/ˈflæn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ncountable] a type of soft light cloth, containing cotton or wool, used for making clothes</text:p>
          </table:table-cell>
          <table:table-cell table:style-name="ce16" office:value-type="string" calcext:value-type="string">
            <text:p>1. vải flannel</text:p>
          </table:table-cell>
          <table:table-cell table:style-name="ce10" table:number-columns-repeated="2"/>
          <table:table-cell/>
        </table:table-row>
        <table:table-row table:style-name="ro27">
          <table:table-cell/>
          <table:table-cell table:style-name="ce11" office:value-type="string" calcext:value-type="string">
            <text:p>grill</text:p>
          </table:table-cell>
          <table:table-cell table:style-name="ce14" office:value-type="string" calcext:value-type="string">
            <text:p>/ɡrɪ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British English) the part of a cooker that directs heat downwards to cook food that is placed under it</text:p>
          </table:table-cell>
          <table:table-cell table:style-name="ce16" office:value-type="string" calcext:value-type="string">
            <text:p>1. vỉ nướng</text:p>
          </table:table-cell>
          <table:table-cell table:style-name="ce10" table:number-columns-repeated="2"/>
          <table:table-cell/>
        </table:table-row>
        <table:table-row table:style-name="ro28">
          <table:table-cell/>
          <table:table-cell table:style-name="ce11" office:value-type="string" calcext:value-type="string">
            <text:p>household</text:p>
          </table:table-cell>
          <table:table-cell table:style-name="ce14" office:value-type="string" calcext:value-type="string">
            <text:p>/ˈhaʊshəʊl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ll the people living together in a house or flat</text:p>
          </table:table-cell>
          <table:table-cell table:style-name="ce16" office:value-type="string" calcext:value-type="string">
            <text:p>gia đình</text:p>
          </table:table-cell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Agreement (n)</text:p>
          </table:table-cell>
          <table:table-cell table:style-name="ce10" office:value-type="string" calcext:value-type="string">
            <text:p>/əˈɡriːmənt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[countable] an arrangement, a promise or a contract made with somebody</text:p>
          </table:table-cell>
          <table:table-cell table:style-name="ce11" office:value-type="string" calcext:value-type="string">
            <text:p>1. hợp đồng, thỏa ước, hiệp nghị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gree (v)</text:p>
          </table:table-cell>
          <table:table-cell table:style-name="ce10" office:value-type="string" calcext:value-type="string">
            <text:p>/əˈɡriː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1" office:value-type="string" calcext:value-type="string">
            <text:p>1. đồng ý, thỏa thuận</text:p>
          </table:table-cell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ssurance (n)</text:p>
          </table:table-cell>
          <table:table-cell table:style-name="ce10" office:value-type="string" calcext:value-type="string">
            <text:p>/əˈʃɔːr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6" office:value-type="string" calcext:value-type="string">
            <text:p>1. sự bảo đảm, bảo hiểm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Cancellation (n)</text:p>
          </table:table-cell>
          <table:table-cell table:style-name="ce10" office:value-type="string" calcext:value-type="string">
            <text:p>/ˌkænsəˈl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6" office:value-type="string" calcext:value-type="string">
            <text:p>1. sự hủy bỏ, sự hủy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Determine (v)</text:p>
          </table:table-cell>
          <table:table-cell table:style-name="ce10" office:value-type="string" calcext:value-type="string">
            <text:p>/dɪˈtɜːmɪn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6" office:value-type="string" calcext:value-type="string">
            <text:p>1. xác định rõ, tính toán chính xác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27" office:value-type="string" calcext:value-type="string">
            <text:p>Engage (v)</text:p>
          </table:table-cell>
          <table:table-cell table:style-name="ce10" office:value-type="string" calcext:value-type="string">
            <text:p>/ɪnˈɡeɪdʒ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6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Establish (v)</text:p>
          </table:table-cell>
          <table:table-cell table:style-name="ce10" office:value-type="string" calcext:value-type="string">
            <text:p>/ɪˈstæblɪʃ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establish something to start or create an organization, a system, etc. that is meant to last for a long time</text:p>
          </table:table-cell>
          <table:table-cell table:style-name="ce16" office:value-type="string" calcext:value-type="string">
            <text:p>1. thành lập một tổ chứ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</text:p>
          </table:table-cell>
          <table:table-cell table:style-name="ce10" office:value-type="string" calcext:value-type="string">
            <text:p>/ˈɒblɪɡ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to force someone to do something, or to make it necessary for someone to do something</text:p>
          </table:table-cell>
          <table:table-cell table:style-name="ce16" office:value-type="string" calcext:value-type="string">
            <text:p>bắt buộc; buộ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d</text:p>
          </table:table-cell>
          <table:table-cell table:style-name="ce10" office:value-type="string" calcext:value-type="string">
            <text:p>/ˈɒblɪɡ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6" office:value-type="string" calcext:value-type="string">
            <text:p>có trách nhiệm, nghĩa vụ làm gì đó</text:p>
          </table:table-cell>
          <table:table-cell table:style-name="ce10" table:number-columns-repeated="2"/>
          <table:table-cell/>
        </table:table-row>
        <table:table-row table:style-name="ro33">
          <table:table-cell/>
          <table:table-cell table:style-name="ce27" office:value-type="string" calcext:value-type="string">
            <text:p>Party (n)</text:p>
          </table:table-cell>
          <table:table-cell table:style-name="ce10" office:value-type="string" calcext:value-type="string">
            <text:p>/ˈpɑː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especially in compounds) a social occasion, often in a person’s home, at which people eat, drink, talk, dance and enjoy themselves</text:p>
          </table:table-cell>
          <table:table-cell table:style-name="ce16" office:value-type="string" calcext:value-type="string">
            <text:p>1. tiệc, buổi liên hoan</text:p>
          </table:table-cell>
          <table:table-cell table:style-name="ce10" table:number-columns-repeated="2"/>
          <table:table-cell/>
        </table:table-row>
        <table:table-row table:style-name="ro34">
          <table:table-cell/>
          <table:table-cell table:style-name="ce27" office:value-type="string" calcext:value-type="string">
            <text:p>Provision (n)</text:p>
          </table:table-cell>
          <table:table-cell table:style-name="ce13" office:value-type="string" calcext:value-type="string">
            <text:p>/prəˈvɪʒ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6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32" office:value-type="string" calcext:value-type="string">
            <text:p>provision of contract</text:p>
          </table:table-cell>
          <table:table-cell table:style-name="ce10"/>
          <table:table-cell/>
        </table:table-row>
        <table:table-row table:style-name="ro16">
          <table:table-cell/>
          <table:table-cell table:style-name="ce27" office:value-type="string" calcext:value-type="string">
            <text:p>Resolve (v)</text:p>
          </table:table-cell>
          <table:table-cell table:style-name="ce13" office:value-type="string" calcext:value-type="string">
            <text:p>/rɪˈzɒlv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find an acceptable solution to a problem or difficulty</text:p>
          </table:table-cell>
          <table:table-cell table:style-name="ce16" office:value-type="string" calcext:value-type="string">
            <text:p>1. giải quyết</text:p>
          </table:table-cell>
          <table:table-cell table:style-name="ce10" table:number-columns-repeated="2"/>
          <table:table-cell/>
        </table:table-row>
        <table:table-row table:style-name="ro35">
          <table:table-cell/>
          <table:table-cell table:style-name="ce27" office:value-type="string" calcext:value-type="string">
            <text:p>Specific (adj)</text:p>
            <text:p>particular</text:p>
          </table:table-cell>
          <table:table-cell table:style-name="ce13" office:value-type="string" calcext:value-type="string">
            <text:p>/spəˈsɪf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6" office:value-type="string" calcext:value-type="string">
            <text:p>2. chi tiết, chính xác</text:p>
          </table:table-cell>
          <table:table-cell table:style-name="ce10" table:number-columns-repeated="2"/>
          <table:table-cell/>
        </table:table-row>
        <table:table-row table:style-name="ro36">
          <table:table-cell/>
          <table:table-cell table:style-name="ce27" office:value-type="string" calcext:value-type="string">
            <text:p>Bargain (n)</text:p>
          </table:table-cell>
          <table:table-cell table:style-name="ce13" office:value-type="string" calcext:value-type="string">
            <text:p>/ˈbɑːɡə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6" office:value-type="string" calcext:value-type="string">
            <text:p>1. món hời</text:p>
          </table:table-cell>
          <table:table-cell table:style-name="ce10" table:number-columns-repeated="2"/>
          <table:table-cell/>
        </table:table-row>
        <table:table-row table:style-name="ro37">
          <table:table-cell/>
          <table:table-cell table:style-name="ce27" office:value-type="string" calcext:value-type="string">
            <text:p>Bear (v)</text:p>
          </table:table-cell>
          <table:table-cell table:style-name="ce13" office:value-type="string" calcext:value-type="string">
            <text:p>/beə(r)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6" office:value-type="string" calcext:value-type="string">
            <text:p>1. chịu đựng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27" office:value-type="string" calcext:value-type="string">
            <text:p>Behaviour (n)</text:p>
          </table:table-cell>
          <table:table-cell table:style-name="ce13" office:value-type="string" calcext:value-type="string">
            <text:p>/bɪˈheɪvj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way that somebody behaves, especially towards other people</text:p>
          </table:table-cell>
          <table:table-cell table:style-name="ce16" office:value-type="string" calcext:value-type="string">
            <text:p>1. cách ứng xử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27" office:value-type="string" calcext:value-type="string">
            <text:p>Checkout (n)</text:p>
          </table:table-cell>
          <table:table-cell table:style-name="ce13" office:value-type="string" calcext:value-type="string">
            <text:p>/ˈtʃek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6" office:value-type="string" calcext:value-type="string">
            <text:p>2. thời gian mà bạn dời khách sạn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Comfort (v,n)</text:p>
          </table:table-cell>
          <table:table-cell table:style-name="ce13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6" office:value-type="string" calcext:value-type="string">
            <text:p>1. sự an nhàn, sung túc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Expand (v)</text:p>
          </table:table-cell>
          <table:table-cell table:style-name="ce13" office:value-type="string" calcext:value-type="string">
            <text:p>UK /ɪkˈspænd/</text:p>
            <text:p>US /ɪkˈspæ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6" office:value-type="string" calcext:value-type="string">
            <text:p>1. trải ra, mở rộng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Explore (v)</text:p>
          </table:table-cell>
          <table:table-cell table:style-name="ce13" office:value-type="string" calcext:value-type="string">
            <text:p>UK /ɪkˈsplɔː(r)/</text:p>
            <text:p>US /ɪkˈsplɔːr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6" office:value-type="string" calcext:value-type="string">
            <text:p>1. thám hiểm</text:p>
            <text:p>2. khảo sát</text:p>
          </table:table-cell>
          <table:table-cell table:style-name="ce10" table:number-columns-repeated="2"/>
          <table:table-cell/>
        </table:table-row>
        <table:table-row table:style-name="ro42">
          <table:table-cell/>
          <table:table-cell table:style-name="ce27" office:value-type="string" calcext:value-type="string">
            <text:p>Item (n)</text:p>
          </table:table-cell>
          <table:table-cell table:style-name="ce13" office:value-type="string" calcext:value-type="string">
            <text:p>UK /ˈaɪtəm/</text:p>
            <text:p>US /ˈaɪt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thing on a list of things to buy, do, talk about, etc.</text:p>
          </table:table-cell>
          <table:table-cell table:style-name="ce16" office:value-type="string" calcext:value-type="string">
            <text:p>1. đồ vậ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Mandatory (adj)</text:p>
          </table:table-cell>
          <table:table-cell table:style-name="ce13" office:value-type="string" calcext:value-type="string">
            <text:p>UK /ˈmændətəri/ /mænˈdeɪtəri/</text:p>
            <text:p>US /ˈmændətɔːri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required by law</text:p>
          </table:table-cell>
          <table:table-cell table:style-name="ce16" office:value-type="string" calcext:value-type="string">
            <text:p>bắt buộc</text:p>
          </table:table-cell>
          <table:table-cell table:style-name="ce10" table:number-columns-repeated="2"/>
          <table:table-cell/>
        </table:table-row>
        <table:table-row table:style-name="ro43">
          <table:table-cell/>
          <table:table-cell table:style-name="ce27" office:value-type="string" calcext:value-type="string">
            <text:p>Merchandise (n)</text:p>
          </table:table-cell>
          <table:table-cell table:style-name="ce13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formal) goods that are bought or sold; goods that are for sale in a shop</text:p>
          </table:table-cell>
          <table:table-cell table:style-name="ce16" office:value-type="string" calcext:value-type="string">
            <text:p>1. hàng hóa</text:p>
          </table:table-cell>
          <table:table-cell table:style-name="ce10" table:number-columns-repeated="2"/>
          <table:table-cell/>
        </table:table-row>
        <table:table-row table:style-name="ro44">
          <table:table-cell/>
          <table:table-cell table:style-name="ce27" office:value-type="string" calcext:value-type="string">
            <text:p>Strictly (adv)</text:p>
          </table:table-cell>
          <table:table-cell table:style-name="ce13" office:value-type="string" calcext:value-type="string">
            <text:p>UK /ˈstrɪktli/</text:p>
            <text:p>US /ˈstrɪkt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with a lot of control and rules that must be obeyed</text:p>
          </table:table-cell>
          <table:table-cell table:style-name="ce16" office:value-type="string" calcext:value-type="string">
            <text:p>1. các luật lệ, nội quy cần tuân theo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Trend (n)</text:p>
          </table:table-cell>
          <table:table-cell table:style-name="ce13" office:value-type="string" calcext:value-type="string">
            <text:p>UK /tren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general direction in which a situation is changing or developing</text:p>
          </table:table-cell>
          <table:table-cell table:style-name="ce16" office:value-type="string" calcext:value-type="string">
            <text:p>xu hướng</text:p>
          </table:table-cell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facilities</text:p>
          </table:table-cell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ccessible</text:p>
          </table:table-cell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ccommodate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accommodation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3">
          <table:table-cell/>
          <table:table-cell table:style-name="ce27" office:value-type="string" calcext:value-type="string">
            <text:p>administration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advantageous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affordable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agricultural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3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5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7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9">
      <number:month number:textual="true"/>
      <number:text>-</number:text>
      <number:year/>
    </number:date-style>
    <number:date-style style:name="N148">
      <number:day/>
      <number:text>-</number:text>
      <number:month number:textual="true"/>
      <number:text>-</number:text>
      <number:year/>
    </number:dat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date-style style:name="N146">
      <number:month/>
      <number:text>/</number:text>
      <number:day/>
      <number:text>/</number:text>
      <number:year number:style="long"/>
    </number:dat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52">
      <number:day/>
      <number:text>-</number:text>
      <number:month number:textual="true"/>
    </number:date-style>
    <number:time-style style:name="N123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7.3.7.2$Linux_X86_64 LibreOffice_project/30$Build-2</meta:generator>
    <dc:date>2024-10-26T23:31:53.202270436</dc:date>
    <meta:editing-duration>PT12H57M23S</meta:editing-duration>
    <meta:editing-cycles>85</meta:editing-cycles>
    <meta:document-statistic meta:table-count="4" meta:cell-count="558" meta:object-count="0"/>
  </office:meta>
</office:document-meta>
</file>